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661cm" svg:y="4.457cm">
            <draw:object draw:notify-on-update-of-ranges="Sheet1.A1:Sheet1.A1 Sheet1.A2:Sheet1.A48 Sheet1.B1:Sheet1.B1 Sheet1.B2:Sheet1.B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<text:s/>Q3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E</text:p>
          </table:table-cell>
          <table:table-cell office:value-type="string" calcext:value-type="string">
            <text:p><text:s/>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7288082332" calcext:value-type="float">
            <text:p>55.7288082332</text:p>
          </table:table-cell>
          <table:table-cell office:value-type="float" office:value="67.2366824623" calcext:value-type="float">
            <text:p>67.2366824623</text:p>
          </table:table-cell>
          <table:table-cell office:value-type="float" office:value="27.5355502684" calcext:value-type="float">
            <text:p>27.5355502684</text:p>
          </table:table-cell>
          <table:table-cell office:value-type="float" office:value="60.3426064552" calcext:value-type="float">
            <text:p>60.3426064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.8445826997" calcext:value-type="float">
            <text:p>56.8445826997</text:p>
          </table:table-cell>
          <table:table-cell office:value-type="float" office:value="67.3153934251" calcext:value-type="float">
            <text:p>67.3153934251</text:p>
          </table:table-cell>
          <table:table-cell office:value-type="float" office:value="29.8456117962" calcext:value-type="float">
            <text:p>29.8456117962</text:p>
          </table:table-cell>
          <table:table-cell office:value-type="float" office:value="61.9338874658" calcext:value-type="float">
            <text:p>61.9338874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6258777917" calcext:value-type="float">
            <text:p>58.6258777917</text:p>
          </table:table-cell>
          <table:table-cell office:value-type="float" office:value="68.5376124348" calcext:value-type="float">
            <text:p>68.5376124348</text:p>
          </table:table-cell>
          <table:table-cell office:value-type="float" office:value="31.2788498971" calcext:value-type="float">
            <text:p>31.2788498971</text:p>
          </table:table-cell>
          <table:table-cell office:value-type="float" office:value="64.6160021641" calcext:value-type="float">
            <text:p>64.61600216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9598280161" calcext:value-type="float">
            <text:p>58.9598280161</text:p>
          </table:table-cell>
          <table:table-cell office:value-type="float" office:value="68.2236442618" calcext:value-type="float">
            <text:p>68.2236442618</text:p>
          </table:table-cell>
          <table:table-cell office:value-type="float" office:value="32.8523738354" calcext:value-type="float">
            <text:p>32.8523738354</text:p>
          </table:table-cell>
          <table:table-cell office:value-type="float" office:value="64.8962858716" calcext:value-type="float">
            <text:p>64.89628587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.9647497198" calcext:value-type="float">
            <text:p>59.9647497198</text:p>
          </table:table-cell>
          <table:table-cell office:value-type="float" office:value="68.8089479575" calcext:value-type="float">
            <text:p>68.8089479575</text:p>
          </table:table-cell>
          <table:table-cell office:value-type="float" office:value="34.1534536176" calcext:value-type="float">
            <text:p>34.1534536176</text:p>
          </table:table-cell>
          <table:table-cell office:value-type="float" office:value="66.1980595458" calcext:value-type="float">
            <text:p>66.19805954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.1282338986" calcext:value-type="float">
            <text:p>60.1282338986</text:p>
          </table:table-cell>
          <table:table-cell office:value-type="float" office:value="68.4882605482" calcext:value-type="float">
            <text:p>68.4882605482</text:p>
          </table:table-cell>
          <table:table-cell office:value-type="float" office:value="35.4240681216" calcext:value-type="float">
            <text:p>35.4240681216</text:p>
          </table:table-cell>
          <table:table-cell office:value-type="float" office:value="66.1825689685" calcext:value-type="float">
            <text:p>66.1825689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.6403558749" calcext:value-type="float">
            <text:p>60.6403558749</text:p>
          </table:table-cell>
          <table:table-cell office:value-type="float" office:value="68.5963333175" calcext:value-type="float">
            <text:p>68.5963333175</text:p>
          </table:table-cell>
          <table:table-cell office:value-type="float" office:value="36.8657265829" calcext:value-type="float">
            <text:p>36.8657265829</text:p>
          </table:table-cell>
          <table:table-cell office:value-type="float" office:value="66.5634784143" calcext:value-type="float">
            <text:p>66.5634784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.8043644073" calcext:value-type="float">
            <text:p>60.8043644073</text:p>
          </table:table-cell>
          <table:table-cell office:value-type="float" office:value="68.4041979771" calcext:value-type="float">
            <text:p>68.4041979771</text:p>
          </table:table-cell>
          <table:table-cell office:value-type="float" office:value="37.9916520649" calcext:value-type="float">
            <text:p>37.9916520649</text:p>
          </table:table-cell>
          <table:table-cell office:value-type="float" office:value="66.4882937227" calcext:value-type="float">
            <text:p>66.48829372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.1939523548" calcext:value-type="float">
            <text:p>61.1939523548</text:p>
          </table:table-cell>
          <table:table-cell office:value-type="float" office:value="68.3972247418" calcext:value-type="float">
            <text:p>68.3972247418</text:p>
          </table:table-cell>
          <table:table-cell office:value-type="float" office:value="39.4114112396" calcext:value-type="float">
            <text:p>39.4114112396</text:p>
          </table:table-cell>
          <table:table-cell office:value-type="float" office:value="66.6764379303" calcext:value-type="float">
            <text:p>66.67643793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.3045546671" calcext:value-type="float">
            <text:p>61.3045546671</text:p>
          </table:table-cell>
          <table:table-cell office:value-type="float" office:value="68.3468176699" calcext:value-type="float">
            <text:p>68.3468176699</text:p>
          </table:table-cell>
          <table:table-cell office:value-type="float" office:value="40.0178522582" calcext:value-type="float">
            <text:p>40.0178522582</text:p>
          </table:table-cell>
          <table:table-cell office:value-type="float" office:value="66.6224115194" calcext:value-type="float">
            <text:p>66.6224115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.4612200828" calcext:value-type="float">
            <text:p>61.4612200828</text:p>
          </table:table-cell>
          <table:table-cell office:value-type="float" office:value="68.2953024438" calcext:value-type="float">
            <text:p>68.2953024438</text:p>
          </table:table-cell>
          <table:table-cell office:value-type="float" office:value="40.8901613743" calcext:value-type="float">
            <text:p>40.8901613743</text:p>
          </table:table-cell>
          <table:table-cell office:value-type="float" office:value="66.5631266113" calcext:value-type="float">
            <text:p>66.56312661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.5140484138" calcext:value-type="float">
            <text:p>61.5140484138</text:p>
          </table:table-cell>
          <table:table-cell office:value-type="float" office:value="68.2765502036" calcext:value-type="float">
            <text:p>68.2765502036</text:p>
          </table:table-cell>
          <table:table-cell office:value-type="float" office:value="41.0731168094" calcext:value-type="float">
            <text:p>41.0731168094</text:p>
          </table:table-cell>
          <table:table-cell office:value-type="float" office:value="66.5879352307" calcext:value-type="float">
            <text:p>66.5879352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.7104946275" calcext:value-type="float">
            <text:p>61.7104946275</text:p>
          </table:table-cell>
          <table:table-cell office:value-type="float" office:value="68.3161362205" calcext:value-type="float">
            <text:p>68.3161362205</text:p>
          </table:table-cell>
          <table:table-cell office:value-type="float" office:value="41.7700071572" calcext:value-type="float">
            <text:p>41.7700071572</text:p>
          </table:table-cell>
          <table:table-cell office:value-type="float" office:value="66.6477129138" calcext:value-type="float">
            <text:p>66.6477129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6220209502" calcext:value-type="float">
            <text:p>61.6220209502</text:p>
          </table:table-cell>
          <table:table-cell office:value-type="float" office:value="68.1610313792" calcext:value-type="float">
            <text:p>68.1610313792</text:p>
          </table:table-cell>
          <table:table-cell office:value-type="float" office:value="41.7242948803" calcext:value-type="float">
            <text:p>41.7242948803</text:p>
          </table:table-cell>
          <table:table-cell office:value-type="float" office:value="66.5918003242" calcext:value-type="float">
            <text:p>66.59180032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.7028000758" calcext:value-type="float">
            <text:p>61.7028000758</text:p>
          </table:table-cell>
          <table:table-cell office:value-type="float" office:value="68.1408801347" calcext:value-type="float">
            <text:p>68.1408801347</text:p>
          </table:table-cell>
          <table:table-cell office:value-type="float" office:value="42.258254717" calcext:value-type="float">
            <text:p>42.258254717</text:p>
          </table:table-cell>
          <table:table-cell office:value-type="float" office:value="66.5076561732" calcext:value-type="float">
            <text:p>66.5076561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.6833700808" calcext:value-type="float">
            <text:p>61.6833700808</text:p>
          </table:table-cell>
          <table:table-cell office:value-type="float" office:value="68.1097600837" calcext:value-type="float">
            <text:p>68.1097600837</text:p>
          </table:table-cell>
          <table:table-cell office:value-type="float" office:value="42.2462823627" calcext:value-type="float">
            <text:p>42.2462823627</text:p>
          </table:table-cell>
          <table:table-cell office:value-type="float" office:value="66.4881953074" calcext:value-type="float">
            <text:p>66.48819530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.7577101526" calcext:value-type="float">
            <text:p>61.7577101526</text:p>
          </table:table-cell>
          <table:table-cell office:value-type="float" office:value="68.1484579366" calcext:value-type="float">
            <text:p>68.1484579366</text:p>
          </table:table-cell>
          <table:table-cell office:value-type="float" office:value="42.4874394268" calcext:value-type="float">
            <text:p>42.4874394268</text:p>
          </table:table-cell>
          <table:table-cell office:value-type="float" office:value="66.5074407496" calcext:value-type="float">
            <text:p>66.50744074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7572147617" calcext:value-type="float">
            <text:p>61.7572147617</text:p>
          </table:table-cell>
          <table:table-cell office:value-type="float" office:value="68.1351631876" calcext:value-type="float">
            <text:p>68.1351631876</text:p>
          </table:table-cell>
          <table:table-cell office:value-type="float" office:value="42.485367893" calcext:value-type="float">
            <text:p>42.485367893</text:p>
          </table:table-cell>
          <table:table-cell office:value-type="float" office:value="66.5197506731" calcext:value-type="float">
            <text:p>66.51975067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.7621285479" calcext:value-type="float">
            <text:p>61.7621285479</text:p>
          </table:table-cell>
          <table:table-cell office:value-type="float" office:value="68.1056860832" calcext:value-type="float">
            <text:p>68.1056860832</text:p>
          </table:table-cell>
          <table:table-cell office:value-type="float" office:value="42.721210759" calcext:value-type="float">
            <text:p>42.721210759</text:p>
          </table:table-cell>
          <table:table-cell office:value-type="float" office:value="66.428717112" calcext:value-type="float">
            <text:p>66.428717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73208655" calcext:value-type="float">
            <text:p>61.73208655</text:p>
          </table:table-cell>
          <table:table-cell office:value-type="float" office:value="68.0622228128" calcext:value-type="float">
            <text:p>68.0622228128</text:p>
          </table:table-cell>
          <table:table-cell office:value-type="float" office:value="42.7752448878" calcext:value-type="float">
            <text:p>42.7752448878</text:p>
          </table:table-cell>
          <table:table-cell office:value-type="float" office:value="66.3641694357" calcext:value-type="float">
            <text:p>66.36416943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7860738112" calcext:value-type="float">
            <text:p>61.7860738112</text:p>
          </table:table-cell>
          <table:table-cell office:value-type="float" office:value="68.0912084705" calcext:value-type="float">
            <text:p>68.0912084705</text:p>
          </table:table-cell>
          <table:table-cell office:value-type="float" office:value="42.9337077464" calcext:value-type="float">
            <text:p>42.9337077464</text:p>
          </table:table-cell>
          <table:table-cell office:value-type="float" office:value="66.3943553896" calcext:value-type="float">
            <text:p>66.39435538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.7623875032" calcext:value-type="float">
            <text:p>61.7623875032</text:p>
          </table:table-cell>
          <table:table-cell office:value-type="float" office:value="68.049309516" calcext:value-type="float">
            <text:p>68.049309516</text:p>
          </table:table-cell>
          <table:table-cell office:value-type="float" office:value="42.9991966167" calcext:value-type="float">
            <text:p>42.9991966167</text:p>
          </table:table-cell>
          <table:table-cell office:value-type="float" office:value="66.3402439712" calcext:value-type="float">
            <text:p>66.34024397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.739528512" calcext:value-type="float">
            <text:p>61.739528512</text:p>
          </table:table-cell>
          <table:table-cell office:value-type="float" office:value="67.993241028" calcext:value-type="float">
            <text:p>67.993241028</text:p>
          </table:table-cell>
          <table:table-cell office:value-type="float" office:value="43.075120942" calcext:value-type="float">
            <text:p>43.075120942</text:p>
          </table:table-cell>
          <table:table-cell office:value-type="float" office:value="66.3029100529" calcext:value-type="float">
            <text:p>66.30291005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.7807707731" calcext:value-type="float">
            <text:p>61.7807707731</text:p>
          </table:table-cell>
          <table:table-cell office:value-type="float" office:value="67.9943929811" calcext:value-type="float">
            <text:p>67.9943929811</text:p>
          </table:table-cell>
          <table:table-cell office:value-type="float" office:value="43.1527349357" calcext:value-type="float">
            <text:p>43.1527349357</text:p>
          </table:table-cell>
          <table:table-cell office:value-type="float" office:value="66.3749655938" calcext:value-type="float">
            <text:p>66.37496559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.7612644049" calcext:value-type="float">
            <text:p>61.7612644049</text:p>
          </table:table-cell>
          <table:table-cell office:value-type="float" office:value="67.9574450049" calcext:value-type="float">
            <text:p>67.9574450049</text:p>
          </table:table-cell>
          <table:table-cell office:value-type="float" office:value="43.278618174" calcext:value-type="float">
            <text:p>43.278618174</text:p>
          </table:table-cell>
          <table:table-cell office:value-type="float" office:value="66.2938824585" calcext:value-type="float">
            <text:p>66.29388245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.7387968614" calcext:value-type="float">
            <text:p>61.7387968614</text:p>
          </table:table-cell>
          <table:table-cell office:value-type="float" office:value="67.9185682174" calcext:value-type="float">
            <text:p>67.9185682174</text:p>
          </table:table-cell>
          <table:table-cell office:value-type="float" office:value="43.2865207426" calcext:value-type="float">
            <text:p>43.2865207426</text:p>
          </table:table-cell>
          <table:table-cell office:value-type="float" office:value="66.2818459886" calcext:value-type="float">
            <text:p>66.28184598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.7031710282" calcext:value-type="float">
            <text:p>61.7031710282</text:p>
          </table:table-cell>
          <table:table-cell office:value-type="float" office:value="67.9109325583" calcext:value-type="float">
            <text:p>67.9109325583</text:p>
          </table:table-cell>
          <table:table-cell office:value-type="float" office:value="43.3620529924" calcext:value-type="float">
            <text:p>43.3620529924</text:p>
          </table:table-cell>
          <table:table-cell office:value-type="float" office:value="66.1528673472" calcext:value-type="float">
            <text:p>66.15286734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.6506937994" calcext:value-type="float">
            <text:p>61.6506937994</text:p>
          </table:table-cell>
          <table:table-cell office:value-type="float" office:value="67.8416895604" calcext:value-type="float">
            <text:p>67.8416895604</text:p>
          </table:table-cell>
          <table:table-cell office:value-type="float" office:value="43.3152013886" calcext:value-type="float">
            <text:p>43.3152013886</text:p>
          </table:table-cell>
          <table:table-cell office:value-type="float" office:value="66.1264228627" calcext:value-type="float">
            <text:p>66.12642286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1.6694879017" calcext:value-type="float">
            <text:p>61.6694879017</text:p>
          </table:table-cell>
          <table:table-cell office:value-type="float" office:value="67.8227210814" calcext:value-type="float">
            <text:p>67.8227210814</text:p>
          </table:table-cell>
          <table:table-cell office:value-type="float" office:value="43.445733661" calcext:value-type="float">
            <text:p>43.445733661</text:p>
          </table:table-cell>
          <table:table-cell office:value-type="float" office:value="66.1290793818" calcext:value-type="float">
            <text:p>66.12907938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.6394641374" calcext:value-type="float">
            <text:p>61.6394641374</text:p>
          </table:table-cell>
          <table:table-cell office:value-type="float" office:value="67.7886114094" calcext:value-type="float">
            <text:p>67.7886114094</text:p>
          </table:table-cell>
          <table:table-cell office:value-type="float" office:value="43.4654300169" calcext:value-type="float">
            <text:p>43.4654300169</text:p>
          </table:table-cell>
          <table:table-cell office:value-type="float" office:value="66.0804806921" calcext:value-type="float">
            <text:p>66.08048069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.5909860762" calcext:value-type="float">
            <text:p>61.5909860762</text:p>
          </table:table-cell>
          <table:table-cell office:value-type="float" office:value="67.7009235264" calcext:value-type="float">
            <text:p>67.7009235264</text:p>
          </table:table-cell>
          <table:table-cell office:value-type="float" office:value="43.516965755" calcext:value-type="float">
            <text:p>43.516965755</text:p>
          </table:table-cell>
          <table:table-cell office:value-type="float" office:value="66.0236483828" calcext:value-type="float">
            <text:p>66.02364838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.6058252984" calcext:value-type="float">
            <text:p>61.6058252984</text:p>
          </table:table-cell>
          <table:table-cell office:value-type="float" office:value="67.753037675" calcext:value-type="float">
            <text:p>67.753037675</text:p>
          </table:table-cell>
          <table:table-cell office:value-type="float" office:value="43.5901066742" calcext:value-type="float">
            <text:p>43.5901066742</text:p>
          </table:table-cell>
          <table:table-cell office:value-type="float" office:value="65.9684259433" calcext:value-type="float">
            <text:p>65.96842594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.5578350489" calcext:value-type="float">
            <text:p>61.5578350489</text:p>
          </table:table-cell>
          <table:table-cell office:value-type="float" office:value="67.6340029827" calcext:value-type="float">
            <text:p>67.6340029827</text:p>
          </table:table-cell>
          <table:table-cell office:value-type="float" office:value="43.6033929897" calcext:value-type="float">
            <text:p>43.6033929897</text:p>
          </table:table-cell>
          <table:table-cell office:value-type="float" office:value="65.9697933227" calcext:value-type="float">
            <text:p>65.96979332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.6041029645" calcext:value-type="float">
            <text:p>61.6041029645</text:p>
          </table:table-cell>
          <table:table-cell office:value-type="float" office:value="67.635136326" calcext:value-type="float">
            <text:p>67.635136326</text:p>
          </table:table-cell>
          <table:table-cell office:value-type="float" office:value="43.7538656728" calcext:value-type="float">
            <text:p>43.7538656728</text:p>
          </table:table-cell>
          <table:table-cell office:value-type="float" office:value="66.0092865345" calcext:value-type="float">
            <text:p>66.00928653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.6152117319" calcext:value-type="float">
            <text:p>61.6152117319</text:p>
          </table:table-cell>
          <table:table-cell office:value-type="float" office:value="67.6182130402" calcext:value-type="float">
            <text:p>67.6182130402</text:p>
          </table:table-cell>
          <table:table-cell office:value-type="float" office:value="43.864874335" calcext:value-type="float">
            <text:p>43.864874335</text:p>
          </table:table-cell>
          <table:table-cell office:value-type="float" office:value="65.9930362536" calcext:value-type="float">
            <text:p>65.99303625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.5932302305" calcext:value-type="float">
            <text:p>61.5932302305</text:p>
          </table:table-cell>
          <table:table-cell office:value-type="float" office:value="67.5474784835" calcext:value-type="float">
            <text:p>67.5474784835</text:p>
          </table:table-cell>
          <table:table-cell office:value-type="float" office:value="43.9482604247" calcext:value-type="float">
            <text:p>43.9482604247</text:p>
          </table:table-cell>
          <table:table-cell office:value-type="float" office:value="65.9697006375" calcext:value-type="float">
            <text:p>65.96970063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.5717787769" calcext:value-type="float">
            <text:p>61.5717787769</text:p>
          </table:table-cell>
          <table:table-cell office:value-type="float" office:value="67.4843283982" calcext:value-type="float">
            <text:p>67.4843283982</text:p>
          </table:table-cell>
          <table:table-cell office:value-type="float" office:value="43.9913266945" calcext:value-type="float">
            <text:p>43.9913266945</text:p>
          </table:table-cell>
          <table:table-cell office:value-type="float" office:value="65.9550960418" calcext:value-type="float">
            <text:p>65.95509604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5935680049" calcext:value-type="float">
            <text:p>61.5935680049</text:p>
          </table:table-cell>
          <table:table-cell office:value-type="float" office:value="67.4514974571" calcext:value-type="float">
            <text:p>67.4514974571</text:p>
          </table:table-cell>
          <table:table-cell office:value-type="float" office:value="44.1519289365" calcext:value-type="float">
            <text:p>44.1519289365</text:p>
          </table:table-cell>
          <table:table-cell office:value-type="float" office:value="65.963474787" calcext:value-type="float">
            <text:p>65.9634747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.5356734706" calcext:value-type="float">
            <text:p>61.5356734706</text:p>
          </table:table-cell>
          <table:table-cell office:value-type="float" office:value="67.3728508092" calcext:value-type="float">
            <text:p>67.3728508092</text:p>
          </table:table-cell>
          <table:table-cell office:value-type="float" office:value="44.1344129555" calcext:value-type="float">
            <text:p>44.1344129555</text:p>
          </table:table-cell>
          <table:table-cell office:value-type="float" office:value="65.905530355" calcext:value-type="float">
            <text:p>65.9055303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.5314873441" calcext:value-type="float">
            <text:p>61.5314873441</text:p>
          </table:table-cell>
          <table:table-cell office:value-type="float" office:value="67.2954551626" calcext:value-type="float">
            <text:p>67.2954551626</text:p>
          </table:table-cell>
          <table:table-cell office:value-type="float" office:value="44.1919807564" calcext:value-type="float">
            <text:p>44.1919807564</text:p>
          </table:table-cell>
          <table:table-cell office:value-type="float" office:value="65.9596375618" calcext:value-type="float">
            <text:p>65.95963756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.5631008157" calcext:value-type="float">
            <text:p>61.5631008157</text:p>
          </table:table-cell>
          <table:table-cell office:value-type="float" office:value="67.2520097486" calcext:value-type="float">
            <text:p>67.2520097486</text:p>
          </table:table-cell>
          <table:table-cell office:value-type="float" office:value="44.3423029195" calcext:value-type="float">
            <text:p>44.3423029195</text:p>
          </table:table-cell>
          <table:table-cell office:value-type="float" office:value="66.0024623152" calcext:value-type="float">
            <text:p>66.0024623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.5162449457" calcext:value-type="float">
            <text:p>61.5162449457</text:p>
          </table:table-cell>
          <table:table-cell office:value-type="float" office:value="67.1480770987" calcext:value-type="float">
            <text:p>67.1480770987</text:p>
          </table:table-cell>
          <table:table-cell office:value-type="float" office:value="44.4530046225" calcext:value-type="float">
            <text:p>44.4530046225</text:p>
          </table:table-cell>
          <table:table-cell office:value-type="float" office:value="65.9315510247" calcext:value-type="float">
            <text:p>65.93155102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.5235898653" calcext:value-type="float">
            <text:p>61.5235898653</text:p>
          </table:table-cell>
          <table:table-cell office:value-type="float" office:value="67.1225709329" calcext:value-type="float">
            <text:p>67.1225709329</text:p>
          </table:table-cell>
          <table:table-cell office:value-type="float" office:value="44.407845979" calcext:value-type="float">
            <text:p>44.407845979</text:p>
          </table:table-cell>
          <table:table-cell office:value-type="float" office:value="66.0100118093" calcext:value-type="float">
            <text:p>66.01001180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.5753082306" calcext:value-type="float">
            <text:p>61.5753082306</text:p>
          </table:table-cell>
          <table:table-cell office:value-type="float" office:value="67.1292624901" calcext:value-type="float">
            <text:p>67.1292624901</text:p>
          </table:table-cell>
          <table:table-cell office:value-type="float" office:value="44.6776140629" calcext:value-type="float">
            <text:p>44.6776140629</text:p>
          </table:table-cell>
          <table:table-cell office:value-type="float" office:value="65.9833352597" calcext:value-type="float">
            <text:p>65.98333525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.5578950572" calcext:value-type="float">
            <text:p>61.5578950572</text:p>
          </table:table-cell>
          <table:table-cell office:value-type="float" office:value="67.1305217907" calcext:value-type="float">
            <text:p>67.1305217907</text:p>
          </table:table-cell>
          <table:table-cell office:value-type="float" office:value="44.6769261451" calcext:value-type="float">
            <text:p>44.6769261451</text:p>
          </table:table-cell>
          <table:table-cell office:value-type="float" office:value="65.9315252162" calcext:value-type="float">
            <text:p>65.93152521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.5391673357" calcext:value-type="float">
            <text:p>61.5391673357</text:p>
          </table:table-cell>
          <table:table-cell office:value-type="float" office:value="67.0440368681" calcext:value-type="float">
            <text:p>67.0440368681</text:p>
          </table:table-cell>
          <table:table-cell office:value-type="float" office:value="44.7284558271" calcext:value-type="float">
            <text:p>44.7284558271</text:p>
          </table:table-cell>
          <table:table-cell office:value-type="float" office:value="65.9570177766" calcext:value-type="float">
            <text:p>65.95701777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.5164169013" calcext:value-type="float">
            <text:p>61.5164169013</text:p>
          </table:table-cell>
          <table:table-cell office:value-type="float" office:value="66.9532514431" calcext:value-type="float">
            <text:p>66.9532514431</text:p>
          </table:table-cell>
          <table:table-cell office:value-type="float" office:value="44.7717897985" calcext:value-type="float">
            <text:p>44.7717897985</text:p>
          </table:table-cell>
          <table:table-cell office:value-type="float" office:value="65.9678829626" calcext:value-type="float">
            <text:p>65.9678829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3T16:47:27.199702958</dc:date>
    <meta:document-statistic meta:table-count="1" meta:cell-count="240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9cm" svg:y="0.316cm" chart:style-name="ch2">
          <text:p>Naïve Bayes Q3</text:p>
        </chart:title>
        <chart:subtitle svg:x="4.649cm" svg:y="1.301cm" chart:style-name="ch3">
          <text:p>performance for various window sizes</text:p>
        </chart:subtitle>
        <chart:legend chart:legend-position="end" svg:x="14.1cm" svg:y="4.201cm" style:legend-expansion="high" chart:style-name="ch4"/>
        <chart:plot-area chart:style-name="ch5" table:cell-range-address="Sheet1.A1:Sheet1.B48" chart:data-source-has-labels="both" svg:x="1.331cm" svg:y="2.37cm" svg:width="12.129cm" svg:height="5.469cm">
          <chartooo:coordinate-region svg:x="1.952cm" svg:y="2.569cm" svg:width="11.321cm" svg:height="4.225cm"/>
          <chart:axis chart:dimension="x" chart:name="primary-x" chart:style-name="ch6" chartooo:axis-type="auto">
            <chartooo:date-scale/>
            <chart:title svg:x="6.398cm" svg:y="8.019cm" chart:style-name="ch7">
              <text:p>Window Size</text:p>
            </chart:title>
            <chart:categories table:cell-range-address="Sheet1.A2:Sheet1.A48"/>
          </chart:axis>
          <chart:axis chart:dimension="y" chart:name="primary-y" chart:style-name="ch6">
            <chart:title svg:x="0.451cm" svg:y="5.849cm" chart:style-name="ch8">
              <text:p>Q3 metric</text:p>
            </chart:title>
            <chart:grid chart:style-name="ch9" chart:class="major"/>
          </chart:axis>
          <chart:series chart:style-name="ch10" chart:values-cell-range-address="Sheet1.B2:Sheet1.B48" chart:label-cell-address="Sheet1.B1:Sheet1.B1" chart:class="chart:line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3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48</svg:desc>
                </draw:g>
              </table:table-cell>
              <table:table-cell office:value-type="float" office:value="55.7288082332">
                <text:p>55.7288082332</text:p>
                <draw:g>
                  <svg:desc>Sheet1.B2:Sheet1.B4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8445826997">
                <text:p>56.84458269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8.6258777917">
                <text:p>58.62587779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8.9598280161">
                <text:p>58.959828016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9.9647497198">
                <text:p>59.96474971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0.1282338986">
                <text:p>60.12823389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0.6403558749">
                <text:p>60.64035587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.8043644073">
                <text:p>60.804364407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1.1939523548">
                <text:p>61.193952354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1.3045546671">
                <text:p>61.30455466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1.4612200828">
                <text:p>61.46122008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1.5140484138">
                <text:p>61.51404841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1.7104946275">
                <text:p>61.71049462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1.6220209502">
                <text:p>61.62202095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1.7028000758">
                <text:p>61.70280007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1.6833700808">
                <text:p>61.68337008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.7577101526">
                <text:p>61.75771015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1.7572147617">
                <text:p>61.757214761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1.7621285479">
                <text:p>61.76212854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1.73208655">
                <text:p>61.7320865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1.7860738112">
                <text:p>61.78607381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1.7623875032">
                <text:p>61.76238750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1.739528512">
                <text:p>61.73952851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1.7807707731">
                <text:p>61.780770773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1.7612644049">
                <text:p>61.761264404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1.7387968614">
                <text:p>61.73879686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1.7031710282">
                <text:p>61.70317102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1.6506937994">
                <text:p>61.65069379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1.6694879017">
                <text:p>61.66948790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1.6394641374">
                <text:p>61.63946413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1.5909860762">
                <text:p>61.59098607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1.6058252984">
                <text:p>61.60582529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1.5578350489">
                <text:p>61.55783504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1.6041029645">
                <text:p>61.60410296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61.6152117319">
                <text:p>61.615211731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1.5932302305">
                <text:p>61.593230230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61.5717787769">
                <text:p>61.5717787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.5935680049">
                <text:p>61.593568004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1.5356734706">
                <text:p>61.53567347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61.5314873441">
                <text:p>61.53148734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1.5631008157">
                <text:p>61.56310081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61.5162449457">
                <text:p>61.516244945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1.5235898653">
                <text:p>61.523589865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1.5753082306">
                <text:p>61.575308230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1.5578950572">
                <text:p>61.55789505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1.5391673357">
                <text:p>61.539167335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1.5164169013">
                <text:p>61.5164169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